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Cambria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8" style:family="paragraph" style:parent-style-name="Text_20_body">
      <style:text-properties style:font-name="Cambria" fo:font-weight="bold" style:font-weight-asian="bold" style:font-weight-complex="bold"/>
    </style:style>
    <style:style style:name="P9" style:family="paragraph" style:parent-style-name="Text_20_body">
      <style:text-properties style:font-name="Cambria" fo:language="ru" fo:country="RU"/>
    </style:style>
    <style:style style:name="P10" style:family="paragraph" style:parent-style-name="Heading_20_1">
      <style:text-properties style:font-name="Cambria"/>
    </style:style>
    <style:style style:name="T1" style:family="text">
      <style:text-properties style:font-name-asian="Times New Roman2" style:font-name-complex="Times New Roman2"/>
    </style:style>
    <style:style style:name="T2" style:family="text">
      <style:text-properties fo:language="en" fo:country="US" style:font-name-asian="Times New Roman2" style:font-name-complex="Times New Roman2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style:font-name-asian="Times New Roman3" style:font-name-complex="Times New Roman3"/>
    </style:style>
    <style:style style:name="T6" style:family="text">
      <style:text-properties fo:language="ru" fo:country="RU" style:font-name-asian="Times New Roman2" style:font-name-complex="Times New Roman2"/>
    </style:style>
    <style:style style:name="T7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8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03.png" xlink:type="simple" xlink:show="embed" xlink:actuate="onLoad"/></draw:frame></text:p>
          </table:table-cell>
          <table:table-cell table:style-name="Table1.B1" office:value-type="string">
            <text:h text:style-name="P10" text:outline-level="1">Коммутатор входных сигналов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3.47cm" draw:z-index="1"><draw:image xlink:href="../images/0103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5" table:number-columns-spanned="2" office:value-type="string">
            <text:p text:style-name="P9"><text:span text:style-name="T1">&lt;в разработке&gt;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ммутатор входных сигналов</dc:title>
    <dc:date>2014-12-16T12:23:41.83</dc:date>
    <meta:generator>OpenOffice/4.1.1$Win32 OpenOffice.org_project/411m6$Build-9775</meta:generator>
    <meta:editing-duration>PT1H20M51S</meta:editing-duration>
    <meta:editing-cycles>35</meta:editing-cycles>
    <meta:document-statistic meta:table-count="1" meta:image-count="2" meta:object-count="0" meta:page-count="1" meta:paragraph-count="6" meta:word-count="9" meta:character-count="60"/>
  </office:meta>
</office:document-meta>
</file>